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9.9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/home/jannie/Projects/canvas-workstation/src/app/app.component.css</text:p>
          </table:table-cell>
          <table:table-cell office:value-type="float" office:value="414" calcext:value-type="float">
            <text:p>41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/home/jannie/Projects/canvas-workstation/src/app/app.component.html</text:p>
          </table:table-cell>
          <table:table-cell office:value-type="float" office:value="4240" calcext:value-type="float">
            <text:p>4240</text:p>
          </table:table-cell>
          <table:table-cell office:value-type="float" office:value="286" calcext:value-type="float">
            <text:p>286</text:p>
          </table:table-cell>
          <table:table-cell office:value-type="float" office:value="437" calcext:value-type="float">
            <text:p>437</text:p>
          </table:table-cell>
          <table:table-cell table:formula="of:=[.B3]+[.C3]+[.D3]"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/home/jannie/Projects/canvas-workstation/src/app/app.component.ts</text:p>
          </table:table-cell>
          <table:table-cell office:value-type="float" office:value="7091" calcext:value-type="float">
            <text:p>7091</text:p>
          </table:table-cell>
          <table:table-cell office:value-type="float" office:value="1455" calcext:value-type="float">
            <text:p>1455</text:p>
          </table:table-cell>
          <table:table-cell office:value-type="float" office:value="2189" calcext:value-type="float">
            <text:p>2189</text:p>
          </table:table-cell>
          <table:table-cell table:formula="of:=[.B4]+[.C4]+[.D4]" office:value-type="float" office:value="10735" calcext:value-type="float">
            <text:p>10735</text:p>
          </table:table-cell>
        </table:table-row>
        <table:table-row table:style-name="ro1">
          <table:table-cell office:value-type="string" calcext:value-type="string">
            <text:p>/home/jannie/Projects/canvas-workstation/src/app/app.module.ts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B5]+[.C5]+[.D5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/home/jannie/Projects/canvas-workstation/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/home/jannie/Projects/canvas-workstation/src/app/authguard.service.ts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9]+[.C9]+[.D9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0]+[.C10]+[.D1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1]+[.C11]+[.D11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2]+[.C12]+[.D12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Content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13]+[.C13]+[.D13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4]+[.C14]+[.D1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]+[.C15]+[.D15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6]+[.C16]+[.D16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]+[.C17]+[.D17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8]+[.C18]+[.D18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9]+[.C19]+[.D19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+[.C20]+[.D2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1]+[.C21]+[.D21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]+[.C22]+[.D2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3]+[.C23]+[.D2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4]+[.C24]+[.D2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]+[.C25]+[.D25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6]+[.C26]+[.D26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27]+[.C27]+[.D27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add.component.ts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28]+[.C28]+[.D28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29]+[.C29]+[.D29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0]+[.C30]+[.D30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/home/jannie/Projects/canvas-workstation/src/app/collaborate.tasks.component.ts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31]+[.C31]+[.D31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/home/jannie/Projects/canvas-workstation/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+[.C32]+[.D3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home/jannie/Projects/canvas-workstation/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]+[.C33]+[.D33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jannie/Projects/canvas-workstation/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4]+[.C34]+[.D3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comments.component.css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5]+[.C35]+[.D35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comments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6]+[.C36]+[.D36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comments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B37]+[.C37]+[.D37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8]+[.C38]+[.D38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ataquality.component.html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39]+[.C39]+[.D39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ataquality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B40]+[.C40]+[.D40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1]+[.C41]+[.D41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2]+[.C42]+[.D42]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.component.ts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B43]+[.C43]+[.D43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4]+[.C44]+[.D44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5]+[.C45]+[.D45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leteBulk.component.ts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B46]+[.C46]+[.D46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47]+[.C47]+[.D47]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48]+[.C48]+[.D48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49]+[.C49]+[.D49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0]+[.C50]+[.D50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1]+[.C51]+[.D51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jannie/Projects/canvas-workstation/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2]+[.C52]+[.D52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3]+[.C53]+[.D53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4]+[.C54]+[.D5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5]+[.C55]+[.D5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6]+[.C56]+[.D5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57]+[.C57]+[.D57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58]+[.C58]+[.D58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59]+[.C59]+[.D59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0]+[.C60]+[.D60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new.component.ts</text:p>
          </table:table-cell>
          <table:table-cell office:value-type="float" office:value="292" calcext:value-type="float">
            <text:p>292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[.B61]+[.C61]+[.D61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/home/jannie/Projects/canvas-workstation/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2]+[.C62]+[.D62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3]+[.C63]+[.D63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/home/jannie/Projects/canvas-workstation/src/app/dashboard.open.component.ts</text:p>
          </table:table-cell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4]+[.C64]+[.D64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5]+[.C65]+[.D6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print.component.htm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6]+[.C66]+[.D66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67]+[.C67]+[.D6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68]+[.C68]+[.D68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69]+[.C69]+[.D69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0]+[.C70]+[.D70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1]+[.C71]+[.D71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2]+[.C72]+[.D7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3]+[.C73]+[.D73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4]+[.C74]+[.D74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5]+[.C75]+[.D7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6]+[.C76]+[.D76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7]+[.C77]+[.D77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78]+[.C78]+[.D7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Edit.component.css</text:p>
          </table:table-cell>
          <table:table-cell office:value-type="float" office:value="534" calcext:value-type="float">
            <text:p>53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[.B80]+[.C80]+[.D80]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Edit.component.html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81]+[.C81]+[.D81]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cheduleEdit.component.t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[.B82]+[.C82]+[.D82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3]+[.C83]+[.D83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hare.component.html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4]+[.C84]+[.D84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hare.component.ts</text:p>
          </table:table-cell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formula="of:=[.B85]+[.C85]+[.D85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7]+[.C87]+[.D87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88]+[.C88]+[.D88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89]+[.C89]+[.D89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0]+[.C90]+[.D9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/home/jannie/Projects/canvas-workstation/src/app/dashboard.subscribe.component.ts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formula="of:=[.B91]+[.C91]+[.D91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2]+[.C92]+[.D92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b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b.component.ts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94]+[.C94]+[.D94]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5]+[.C95]+[.D9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6]+[.C96]+[.D96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ags.component.ts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97]+[.C97]+[.D97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8]+[.C98]+[.D98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emplate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99]+[.C99]+[.D99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emplate.component.ts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0]+[.C100]+[.D100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2]+[.C102]+[.D10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heme.component.ts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3]+[.C103]+[.D103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4]+[.C104]+[.D10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5]+[.C105]+[.D105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jannie/Projects/canvas-workstation/src/app/dashboard.treeview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[.B106]+[.C106]+[.D10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usagestats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07]+[.C107]+[.D107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jannie/Projects/canvas-workstation/src/app/dashboard.usagestats.component.h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08]+[.C108]+[.D10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jannie/Projects/canvas-workstation/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09]+[.C109]+[.D10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0]+[.C110]+[.D110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/home/jannie/Projects/canvas-workstation/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1]+[.C111]+[.D111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jannie/Projects/canvas-workstation/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2]+[.C112]+[.D11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4]+[.C114]+[.D114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5]+[.C115]+[.D115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6]+[.C116]+[.D116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17]+[.C117]+[.D117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/home/jannie/Projects/canvas-workstation/src/app/data.combination.component.ts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118]+[.C118]+[.D118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/home/jannie/Projects/canvas-workstation/src/app/data.createDS.sqlEditor.component.css</text:p>
          </table:table-cell>
          <table:table-cell office:value-type="float" office:value="526" calcext:value-type="float">
            <text:p>52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formula="of:=[.B119]+[.C119]+[.D119]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/home/jannie/Projects/canvas-workstation/src/app/data.createDS.sqlEditor.component.html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[.B120]+[.C120]+[.D120]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/home/jannie/Projects/canvas-workstation/src/app/data.createDS.sqlEditor.component.ts</text:p>
          </table:table-cell>
          <table:table-cell office:value-type="float" office:value="411" calcext:value-type="float">
            <text:p>41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formula="of:=[.B121]+[.C121]+[.D121]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2]+[.C122]+[.D122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3]+[.C123]+[.D123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formula="of:=[.B124]+[.C124]+[.D124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5]+[.C125]+[.D125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6]+[.C126]+[.D126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28]+[.C128]+[.D128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29]+[.C129]+[.D129]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ScheduleEdit.component.ts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[.B130]+[.C130]+[.D130]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1]+[.C131]+[.D13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/home/jannie/Projects/canvas-workstation/src/app/data.datasourceUsag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133]+[.C133]+[.D133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/home/jannie/Projects/canvas-workstation/src/app/data.deleteDatasourc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4]+[.C134]+[.D134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jannie/Projects/canvas-workstation/src/app/data.deleteDatasource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5]+[.C135]+[.D135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home/jannie/Projects/canvas-workstation/src/app/data.deleteDatasource.component.ts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36]+[.C136]+[.D13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/home/jannie/Projects/canvas-workstation/src/app/data.description.component.cs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/home/jannie/Projects/canvas-workstation/src/app/data.description.component.html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38]+[.C138]+[.D138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/home/jannie/Projects/canvas-workstation/src/app/data.description.component.ts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139]+[.C139]+[.D139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/home/jannie/Projects/canvas-workstation/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40]+[.C140]+[.D14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home/jannie/Projects/canvas-workstation/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1]+[.C141]+[.D14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home/jannie/Projects/canvas-workstation/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2]+[.C142]+[.D14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3]+[.C143]+[.D14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4]+[.C144]+[.D14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5]+[.C145]+[.D145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CSV.component.css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146]+[.C146]+[.D146]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CSV.component.html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47]+[.C147]+[.D147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CSV.component.ts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B148]+[.C148]+[.D148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0]+[.C150]+[.D150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JSON.component.ts</text:p>
          </table:table-cell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formula="of:=[.B151]+[.C151]+[.D151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3]+[.C153]+[.D153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fileSpreadsheet.component.ts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4]+[.C154]+[.D154]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5]+[.C155]+[.D15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6]+[.C156]+[.D156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googleSheets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57]+[.C157]+[.D157]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9]+[.C159]+[.D159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60]+[.C160]+[.D160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1]+[.C161]+[.D161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Nosql.component.html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2]+[.C162]+[.D162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Nosql.component.ts</text:p>
          </table:table-cell>
          <table:table-cell office:value-type="float" office:value="292" calcext:value-type="float">
            <text:p>29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B163]+[.C163]+[.D163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4]+[.C164]+[.D164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queryBuilder.component.html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5]+[.C165]+[.D165]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queryBuilder.component.ts</text:p>
          </table:table-cell>
          <table:table-cell office:value-type="float" office:value="469" calcext:value-type="float">
            <text:p>46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[.B166]+[.C166]+[.D166]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67]+[.C167]+[.D167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68]+[.C168]+[.D16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69]+[.C169]+[.D169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qlEditor.component.css</text:p>
          </table:table-cell>
          <table:table-cell office:value-type="float" office:value="383" calcext:value-type="float">
            <text:p>38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B170]+[.C170]+[.D170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qlEditor.component.html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71]+[.C171]+[.D171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sqlEditor.component.ts</text:p>
          </table:table-cell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[.B172]+[.C172]+[.D172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3]+[.C173]+[.D173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4]+[.C174]+[.D174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/home/jannie/Projects/canvas-workstation/src/app/data.direct.web.component.ts</text:p>
          </table:table-cell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5]+[.C175]+[.D175]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/home/jannie/Projects/canvas-workstation/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6]+[.C176]+[.D17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jannie/Projects/canvas-workstation/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7]+[.C177]+[.D1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jannie/Projects/canvas-workstation/src/app/data.editDatasource.component.ts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B178]+[.C178]+[.D178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0]+[.C180]+[.D180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busGlossary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81]+[.C181]+[.D181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82]+[.C182]+[.D182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3]+[.C183]+[.D183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connection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4]+[.C184]+[.D184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5]+[.C185]+[.D18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6]+[.C186]+[.D186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Dictionary.component.ts</text:p>
          </table:table-cell>
          <table:table-cell office:value-type="float" office:value="165" calcext:value-type="float">
            <text:p>16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87]+[.C187]+[.D187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88]+[.C188]+[.D188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9]+[.C189]+[.D189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Ownership.component.ts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90]+[.C190]+[.D190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92]+[.C192]+[.D192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dataQuality.component.ts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[.B193]+[.C193]+[.D193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5]+[.C195]+[.D195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graphqlEditor.component.ts</text:p>
          </table:table-cell>
          <table:table-cell office:value-type="float" office:value="336" calcext:value-type="float">
            <text:p>3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6]+[.C196]+[.D196]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eo4jEditor.component.ts</text:p>
          </table:table-cell>
          <table:table-cell office:value-type="float" office:value="326" calcext:value-type="float">
            <text:p>32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9]+[.C199]+[.D199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1]+[.C201]+[.D20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noSqlEditor.component.ts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202]+[.C202]+[.D202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3]+[.C203]+[.D203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04]+[.C204]+[.D204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overlayEditor.component.ts</text:p>
          </table:table-cell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5]+[.C205]+[.D205]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6]+[.C206]+[.D206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07]+[.C207]+[.D207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queryBuilder.component.ts</text:p>
          </table:table-cell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formula="of:=[.B208]+[.C208]+[.D208]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9]+[.C209]+[.D209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0]+[.C210]+[.D210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/home/jannie/Projects/canvas-workstation/src/app/data.managed.sqlEditor.component.ts</text:p>
          </table:table-cell>
          <table:table-cell office:value-type="float" office:value="325" calcext:value-type="float">
            <text:p>32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11]+[.C211]+[.D211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once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once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13]+[.C213]+[.D213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once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4]+[.C214]+[.D214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6]+[.C216]+[.D21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jannie/Projects/canvas-workstation/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17]+[.C217]+[.D21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/home/jannie/Projects/canvas-workstation/src/app/data.share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218]+[.C218]+[.D218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/home/jannie/Projects/canvas-workstation/src/app/data.share.component.html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9]+[.C219]+[.D219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/home/jannie/Projects/canvas-workstation/src/app/data.share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formula="of:=[.B220]+[.C220]+[.D220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/home/jannie/Projects/canvas-workstation/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1]+[.C221]+[.D22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home/jannie/Projects/canvas-workstation/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2]+[.C222]+[.D222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jannie/Projects/canvas-workstation/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3]+[.C223]+[.D22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4]+[.C224]+[.D224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/home/jannie/Projects/canvas-workstation/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5]+[.C225]+[.D225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/home/jannie/Projects/canvas-workstation/src/app/data.transformation.component.ts</text:p>
          </table:table-cell>
          <table:table-cell office:value-type="float" office:value="502" calcext:value-type="float">
            <text:p>50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6]+[.C226]+[.D226]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/home/jannie/Projects/canvas-workstation/src/app/dexieDatabase.ts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formula="of:=[.B227]+[.C227]+[.D227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/home/jannie/Projects/canvas-workstation/src/app/excel.service.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28]+[.C228]+[.D22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home/jannie/Projects/canvas-workstation/src/app/global-function.service.t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29]+[.C229]+[.D22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jannie/Projects/canvas-workstation/src/app/global-variable.service.ts</text:p>
          </table:table-cell>
          <table:table-cell office:value-type="float" office:value="9214" calcext:value-type="float">
            <text:p>9214</text:p>
          </table:table-cell>
          <table:table-cell office:value-type="float" office:value="1458" calcext:value-type="float">
            <text:p>1458</text:p>
          </table:table-cell>
          <table:table-cell office:value-type="float" office:value="1873" calcext:value-type="float">
            <text:p>1873</text:p>
          </table:table-cell>
          <table:table-cell table:formula="of:=[.B230]+[.C230]+[.D230]" office:value-type="float" office:value="12545" calcext:value-type="float">
            <text:p>12545</text:p>
          </table:table-cell>
        </table:table-row>
        <table:table-row table:style-name="ro1">
          <table:table-cell office:value-type="string" calcext:value-type="string">
            <text:p>/home/jannie/Projects/canvas-workstation/src/app/groups.component.cs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31]+[.C231]+[.D23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jannie/Projects/canvas-workstation/src/app/groups.component.html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232]+[.C232]+[.D23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/home/jannie/Projects/canvas-workstation/src/app/groups.component.ts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[.B233]+[.C233]+[.D233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/home/jannie/Projects/canvas-workstation/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4]+[.C234]+[.D23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home/jannie/Projects/canvas-workstation/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5]+[.C235]+[.D235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home/jannie/Projects/canvas-workstation/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6]+[.C236]+[.D23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jannie/Projects/canvas-workstation/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7]+[.C237]+[.D2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jannie/Projects/canvas-workstation/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38]+[.C238]+[.D238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jannie/Projects/canvas-workstation/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9]+[.C239]+[.D2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/home/jannie/Projects/canvas-workstation/src/app/landing.component.ts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[.B240]+[.C240]+[.D240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/home/jannie/Projects/canvas-workstation/src/app/login.component.css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B241]+[.C241]+[.D241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/home/jannie/Projects/canvas-workstation/src/app/login.component.html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242]+[.C242]+[.D242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jannie/Projects/canvas-workstation/src/app/login.component.ts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243]+[.C243]+[.D243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/home/jannie/Projects/canvas-workstation/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4]+[.C244]+[.D24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/home/jannie/Projects/canvas-workstation/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5]+[.C245]+[.D24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/home/jannie/Projects/canvas-workstation/src/app/logout.component.t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246]+[.C246]+[.D24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jannie/Projects/canvas-workstation/src/app/manage.colours.component.css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247]+[.C247]+[.D247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/home/jannie/Projects/canvas-workstation/src/app/manage.colours.component.htm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48]+[.C248]+[.D248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/home/jannie/Projects/canvas-workstation/src/app/manage.colours.component.ts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49]+[.C249]+[.D249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/home/jannie/Projects/canvas-workstation/src/app/models.ts</text:p>
          </table:table-cell>
          <table:table-cell office:value-type="float" office:value="1369" calcext:value-type="float">
            <text:p>1369</text:p>
          </table:table-cell>
          <table:table-cell office:value-type="float" office:value="1323" calcext:value-type="float">
            <text:p>1323</text:p>
          </table:table-cell>
          <table:table-cell office:value-type="float" office:value="188" calcext:value-type="float">
            <text:p>188</text:p>
          </table:table-cell>
          <table:table-cell table:formula="of:=[.B250]+[.C250]+[.D250]"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/home/jannie/Projects/canvas-workstation/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51]+[.C251]+[.D25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/home/jannie/Projects/canvas-workstation/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52]+[.C252]+[.D252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jannie/Projects/canvas-workstation/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53]+[.C253]+[.D253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jannie/Projects/canvas-workstation/src/app/myprofil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4]+[.C254]+[.D254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/home/jannie/Projects/canvas-workstation/src/app/myprofile.component.html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/home/jannie/Projects/canvas-workstation/src/app/myprofil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[.B256]+[.C256]+[.D256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/home/jannie/Projects/canvas-workstation/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57]+[.C257]+[.D25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home/jannie/Projects/canvas-workstation/src/app/preferences.component.cs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B258]+[.C258]+[.D258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/home/jannie/Projects/canvas-workstation/src/app/preferences.component.html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59]+[.C259]+[.D259]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/home/jannie/Projects/canvas-workstation/src/app/preferences.component.ts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260]+[.C260]+[.D260]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1]+[.C261]+[.D26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62]+[.C262]+[.D26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3]+[.C263]+[.D263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4]+[.C264]+[.D26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5]+[.C265]+[.D26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jannie/Projects/canvas-workstation/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66]+[.C266]+[.D26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jannie/Projects/canvas-workstation/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67]+[.C267]+[.D26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/home/jannie/Projects/canvas-workstation/src/app/shape.editor.component.html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B268]+[.C268]+[.D268]"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/home/jannie/Projects/canvas-workstation/src/app/shape.editor.component.ts</text:p>
          </table:table-cell>
          <table:table-cell office:value-type="float" office:value="833" calcext:value-type="float">
            <text:p>833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formula="of:=[.B269]+[.C269]+[.D269]"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/home/jannie/Projects/canvas-workstation/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70]+[.C270]+[.D27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jannie/Projects/canvas-workstation/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1]+[.C271]+[.D2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/home/jannie/Projects/canvas-workstation/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2]+[.C272]+[.D27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home/jannie/Projects/canvas-workstation/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3]+[.C273]+[.D27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jannie/Projects/canvas-workstation/src/app/slicer.editor.component.html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4]+[.C274]+[.D274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/home/jannie/Projects/canvas-workstation/src/app/slicer.editor.component.ts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75]+[.C275]+[.D275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/home/jannie/Projects/canvas-workstation/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76]+[.C276]+[.D27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home/jannie/Projects/canvas-workstation/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77]+[.C277]+[.D27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/home/jannie/Projects/canvas-workstation/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78]+[.C278]+[.D278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jannie/Projects/canvas-workstation/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9]+[.C279]+[.D279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jannie/Projects/canvas-workstation/src/app/statusbar.component.html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80]+[.C280]+[.D280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/home/jannie/Projects/canvas-workstation/src/app/statusbar.component.ts</text:p>
          </table:table-cell>
          <table:table-cell office:value-type="float" office:value="475" calcext:value-type="float">
            <text:p>475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table:formula="of:=[.B281]+[.C281]+[.D281]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/home/jannie/Projects/canvas-workstation/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82]+[.C282]+[.D282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/home/jannie/Projects/canvas-workstation/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3]+[.C283]+[.D283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/home/jannie/Projects/canvas-workstation/src/app/systemsettings.component.ts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4]+[.C284]+[.D284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/home/jannie/Projects/canvas-workstation/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85]+[.C285]+[.D28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jannie/Projects/canvas-workstation/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86]+[.C286]+[.D28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/home/jannie/Projects/canvas-workstation/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87]+[.C287]+[.D287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home/jannie/Projects/canvas-workstation/src/app/table.editor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88]+[.C288]+[.D288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jannie/Projects/canvas-workstation/src/app/table.editor.component.html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289]+[.C289]+[.D289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/home/jannie/Projects/canvas-workstation/src/app/table.edito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B290]+[.C290]+[.D290]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/home/jannie/Projects/canvas-workstation/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91]+[.C291]+[.D29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jannie/Projects/canvas-workstation/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2]+[.C292]+[.D292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/home/jannie/Projects/canvas-workstation/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3]+[.C293]+[.D29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/home/jannie/Projects/canvas-workstation/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4]+[.C294]+[.D29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home/jannie/Projects/canvas-workstation/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95]+[.C295]+[.D295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home/jannie/Projects/canvas-workstation/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296]+[.C296]+[.D296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jannie/Projects/canvas-workstation/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97]+[.C297]+[.D297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/home/jannie/Projects/canvas-workstation/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298]+[.C298]+[.D298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/home/jannie/Projects/canvas-workstation/src/app/users.component.css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B299]+[.C299]+[.D299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/home/jannie/Projects/canvas-workstation/src/app/users.component.html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300]+[.C300]+[.D300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/home/jannie/Projects/canvas-workstation/src/app/users.component.ts</text:p>
          </table:table-cell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[.B301]+[.C301]+[.D301]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/home/jannie/Projects/canvas-workstation/src/app/webSocket.service.ts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02]+[.C302]+[.D30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jannie/Projects/canvas-workstation/src/app/webSocketChat.service.t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303]+[.C303]+[.D30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/home/jannie/Projects/canvas-workstation/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4]+[.C304]+[.D30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5]+[.C305]+[.D305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home/jannie/Projects/canvas-workstation/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06]+[.C306]+[.D306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jannie/Projects/canvas-workstation/src/app/widget.checkpoints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7]+[.C307]+[.D307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jannie/Projects/canvas-workstation/src/app/widget.checkpoi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308]+[.C308]+[.D308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jannie/Projects/canvas-workstation/src/app/widget.checkpoints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B309]+[.C309]+[.D309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.component.css</text:p>
          </table:table-cell>
          <table:table-cell office:value-type="float" office:value="318" calcext:value-type="float">
            <text:p>31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B310]+[.C310]+[.D310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.component.html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311]+[.C311]+[.D311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.component.ts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12]+[.C312]+[.D312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13]+[.C313]+[.D313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4]+[.C314]+[.D314]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Add.component.ts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[.B315]+[.C315]+[.D315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6]+[.C316]+[.D316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7]+[.C317]+[.D317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/home/jannie/Projects/canvas-workstation/src/app/widget.containerStylesEdit.component.ts</text:p>
          </table:table-cell>
          <table:table-cell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[.B318]+[.C318]+[.D318]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/home/jannie/Projects/canvas-workstation/src/app/widget.delete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9]+[.C319]+[.D319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/home/jannie/Projects/canvas-workstation/src/app/widget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320]+[.C320]+[.D320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jannie/Projects/canvas-workstation/src/app/widget.delete.component.ts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B321]+[.C321]+[.D321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/home/jannie/Projects/canvas-workstation/src/app/widget.description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322]+[.C322]+[.D32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jannie/Projects/canvas-workstation/src/app/widget.description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23]+[.C323]+[.D323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/home/jannie/Projects/canvas-workstation/src/app/widget.description.component.t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324]+[.C324]+[.D32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/home/jannie/Projects/canvas-workstation/src/app/widget.editor.componentNEW.css</text:p>
          </table:table-cell>
          <table:table-cell office:value-type="float" office:value="2673" calcext:value-type="float">
            <text:p>2673</text:p>
          </table:table-cell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table:formula="of:=[.B325]+[.C325]+[.D325]"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/home/jannie/Projects/canvas-workstation/src/app/widget.editor.componentNEW.html</text:p>
          </table:table-cell>
          <table:table-cell office:value-type="float" office:value="3779" calcext:value-type="float">
            <text:p>3779</text:p>
          </table:table-cell>
          <table:table-cell office:value-type="float" office:value="158" calcext:value-type="float">
            <text:p>158</text:p>
          </table:table-cell>
          <table:table-cell office:value-type="float" office:value="361" calcext:value-type="float">
            <text:p>361</text:p>
          </table:table-cell>
          <table:table-cell table:formula="of:=[.B326]+[.C326]+[.D326]"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/home/jannie/Projects/canvas-workstation/src/app/widget.editor.componentNEW.ts</text:p>
          </table:table-cell>
          <table:table-cell office:value-type="float" office:value="3433" calcext:value-type="float">
            <text:p>3433</text:p>
          </table:table-cell>
          <table:table-cell office:value-type="float" office:value="648" calcext:value-type="float">
            <text:p>648</text:p>
          </table:table-cell>
          <table:table-cell office:value-type="float" office:value="760" calcext:value-type="float">
            <text:p>760</text:p>
          </table:table-cell>
          <table:table-cell table:formula="of:=[.B327]+[.C327]+[.D327]"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/home/jannie/Projects/canvas-workstation/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28]+[.C328]+[.D328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jannie/Projects/canvas-workstation/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29]+[.C329]+[.D32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jannie/Projects/canvas-workstation/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30]+[.C330]+[.D330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jannie/Projects/canvas-workstation/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1]+[.C331]+[.D331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/home/jannie/Projects/canvas-workstation/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2]+[.C332]+[.D33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jannie/Projects/canvas-workstation/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33]+[.C333]+[.D333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jannie/Projects/canvas-workstation/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4]+[.C334]+[.D334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jannie/Projects/canvas-workstation/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35]+[.C335]+[.D335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/home/jannie/Projects/canvas-workstation/src/app/widget.hyperlinks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36]+[.C336]+[.D336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/home/jannie/Projects/canvas-workstation/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37]+[.C337]+[.D33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home/jannie/Projects/canvas-workstation/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8]+[.C338]+[.D338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home/jannie/Projects/canvas-workstation/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39]+[.C339]+[.D33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jannie/Projects/canvas-workstation/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40]+[.C340]+[.D34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jannie/Projects/canvas-workstation/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1]+[.C341]+[.D34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home/jannie/Projects/canvas-workstation/src/app/widget.single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342]+[.C342]+[.D342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/home/jannie/Projects/canvas-workstation/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3]+[.C343]+[.D343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jannie/Projects/canvas-workstation/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4]+[.C344]+[.D34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/home/jannie/Projects/canvas-workstation/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45]+[.C345]+[.D345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InsertWidge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46]+[.C346]+[.D346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InsertWidget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47]+[.C347]+[.D347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InsertWidge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[.B348]+[.C348]+[.D348]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Save.component.css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349]+[.C349]+[.D349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Sav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0]+[.C350]+[.D350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/home/jannie/Projects/canvas-workstation/src/app/widget.templateSave.component.ts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351]+[.C351]+[.D351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/home/jannie/Projects/canvas-workstation/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52]+[.C352]+[.D352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/home/jannie/Projects/canvas-workstation/src/app/widget.title.component.html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53]+[.C353]+[.D353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/home/jannie/Projects/canvas-workstation/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54]+[.C354]+[.D354]"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354])" office:value-type="float" office:value="86225" calcext:value-type="float">
            <text:p>86225</text:p>
          </table:table-cell>
          <table:table-cell table:style-name="ce1" table:formula="of:=SUM([.C2:.C354])" office:value-type="float" office:value="11435" calcext:value-type="float">
            <text:p>11435</text:p>
          </table:table-cell>
          <table:table-cell table:style-name="ce1" table:formula="of:=SUM([.D2:.D354])" office:value-type="float" office:value="14111" calcext:value-type="float">
            <text:p>14111</text:p>
          </table:table-cell>
          <table:table-cell table:style-name="ce1" table:formula="of:=[.B355]+[.C355]+[.D355]" office:value-type="float" office:value="111771" calcext:value-type="float">
            <text:p>1117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20:24:41.327846970</dc:date>
    <dc:creator>Dr Jannie Immelman</dc:creator>
    <meta:editing-duration>PT6M10S</meta:editing-duration>
    <meta:editing-cycles>1</meta:editing-cycles>
    <meta:document-statistic meta:table-count="1" meta:cell-count="1775" meta:object-count="0"/>
    <meta:generator>LibreOffice/6.0.7.3$Linux_X86_64 LibreOffice_project/00m0$Build-3</meta:generator>
  </office:meta>
</office:document-meta>
</file>